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"/>
    </style:style>
    <style:style style:name="T2" style:family="text">
      <style:text-properties style:text-position="0%"/>
    </style:style>
    <style:style style:name="T3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0476in" svg:y="2.8354in">
            <draw:object draw:notify-on-update-of-ranges="Sheet1.A1:Sheet1.A1 Sheet1.A2:Sheet1.A15 Sheet1.B1:Sheet1.B1 Sheet1.B2:Sheet1.B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0.0787in" svg:height="0.1819in" svg:x="0in" svg:y="6.7748in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0.0787in" svg:height="0.1819in" svg:x="0in" svg:y="6.7748in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2.6217in" svg:y="6.7921in">
            <draw:object draw:notify-on-update-of-ranges="Sheet1.A39:Sheet1.A39 Sheet1.A40:Sheet1.A57 Sheet1.B39:Sheet1.B39 Sheet1.B40:Sheet1.B5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2.7063in" svg:y="10.2508in">
            <draw:object draw:notify-on-update-of-ranges="Sheet1.A62:Sheet1.A62 Sheet1.A63:Sheet1.A76 Sheet1.B62:Sheet1.B62 Sheet1.B63:Sheet1.B76 Sheet1.A62:Sheet1.A62 Sheet1.A63:Sheet1.A76 Sheet1.C62:Sheet1.C62 Sheet1.C63:Sheet1.C7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V<text:span text:style-name="T1">out</text:span><text:span text:style-name="T2">/V</text:span><text:span text:style-name="T1">in</text:span></text:p>
          </table:table-cell>
          <table:table-cell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38" calcext:value-type="float">
            <text:p>0.038</text:p>
          </table:table-cell>
          <table:table-cell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052" calcext:value-type="float">
            <text:p>0.052</text:p>
          </table:table-cell>
          <table:table-cell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11" calcext:value-type="float">
            <text:p>0.11</text:p>
          </table:table-cell>
          <table:table-cell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0.368" calcext:value-type="float">
            <text:p>0.368</text:p>
          </table:table-cell>
          <table:table-cell/>
        </table:table-row>
        <table:table-row table:style-name="ro2">
          <table:table-cell office:value-type="float" office:value="25000" calcext:value-type="float">
            <text:p>25000</text:p>
          </table:table-cell>
          <table:table-cell office:value-type="float" office:value="0.445" calcext:value-type="float">
            <text:p>0.445</text:p>
          </table:table-cell>
          <table:table-cell/>
        </table:table-row>
        <table:table-row table:style-name="ro2">
          <table:table-cell office:value-type="float" office:value="50000" calcext:value-type="float">
            <text:p>50000</text:p>
          </table:table-cell>
          <table:table-cell office:value-type="float" office:value="0.76" calcext:value-type="float">
            <text:p>0.76</text:p>
          </table:table-cell>
          <table:table-cell/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0.944" calcext:value-type="float">
            <text:p>0.944</text:p>
          </table:table-cell>
          <table:table-cell/>
        </table:table-row>
        <table:table-row table:style-name="ro2">
          <table:table-cell office:value-type="float" office:value="200000" calcext:value-type="float">
            <text:p>200000</text:p>
          </table:table-cell>
          <table:table-cell office:value-type="float" office:value="0.976" calcext:value-type="float">
            <text:p>0.976</text:p>
          </table:table-cell>
          <table:table-cell/>
        </table:table-row>
        <table:table-row table:style-name="ro2">
          <table:table-cell office:value-type="float" office:value="500000" calcext:value-type="float">
            <text:p>500000</text:p>
          </table:table-cell>
          <table:table-cell office:value-type="float" office:value="0.768" calcext:value-type="float">
            <text:p>0.768</text:p>
          </table:table-cell>
          <table:table-cell/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0.495" calcext:value-type="float">
            <text:p>0.495</text:p>
          </table:table-cell>
          <table:table-cell/>
        </table:table-row>
        <table:table-row table:style-name="ro2">
          <table:table-cell office:value-type="float" office:value="2000000" calcext:value-type="float">
            <text:p>2000000</text:p>
          </table:table-cell>
          <table:table-cell office:value-type="float" office:value="0.272" calcext:value-type="float">
            <text:p>0.272</text:p>
          </table:table-cell>
          <table:table-cell/>
        </table:table-row>
        <table:table-row table:style-name="ro2">
          <table:table-cell office:value-type="float" office:value="5000000" calcext:value-type="float">
            <text:p>5000000</text:p>
          </table:table-cell>
          <table:table-cell office:value-type="float" office:value="0.11" calcext:value-type="float">
            <text:p>0.11</text:p>
          </table:table-cell>
          <table:table-cell/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office:value-type="float" office:value="0.068" calcext:value-type="float">
            <text:p>0.068</text:p>
          </table:table-cell>
          <table:table-cell/>
        </table:table-row>
        <table:table-row table:style-name="ro2" table:number-rows-repeated="23">
          <table:table-cell table:number-columns-repeated="3"/>
        </table:table-row>
        <table:table-row table:style-name="ro2">
          <table:table-cell office:value-type="string" calcext:value-type="string">
            <text:p>Frequency</text:p>
          </table:table-cell>
          <table:table-cell table:style-name="ce1" office:value-type="string" calcext:value-type="string">
            <text:p>V<text:span text:style-name="T3">out/Vin</text:span>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65" calcext:value-type="float">
            <text:p>0.065</text:p>
          </table:table-cell>
          <table:table-cell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21" calcext:value-type="float">
            <text:p>0.21</text:p>
          </table:table-cell>
          <table:table-cell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0.37" calcext:value-type="float">
            <text:p>0.37</text:p>
          </table:table-cell>
          <table:table-cell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536" calcext:value-type="float">
            <text:p>0.536</text:p>
          </table:table-cell>
          <table:table-cell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0.76" calcext:value-type="float">
            <text:p>0.76</text:p>
          </table:table-cell>
          <table:table-cell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0.665" calcext:value-type="float">
            <text:p>0.665</text:p>
          </table:table-cell>
          <table:table-cell/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0.42" calcext:value-type="float">
            <text:p>0.42</text:p>
          </table:table-cell>
          <table:table-cell/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0.195" calcext:value-type="float">
            <text:p>0.195</text:p>
          </table:table-cell>
          <table:table-cell/>
        </table:table-row>
        <table:table-row table:style-name="ro2">
          <table:table-cell office:value-type="float" office:value="50000" calcext:value-type="float">
            <text:p>50000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2">
          <table:table-cell office:value-type="float" office:value="200000" calcext:value-type="float">
            <text:p>200000</text:p>
          </table:table-cell>
          <table:table-cell table:number-columns-repeated="2"/>
        </table:table-row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Frequency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>Squar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04" calcext:value-type="float">
            <text:p>0.704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04" calcext:value-type="float">
            <text:p>0.704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65" calcext:value-type="float">
            <text:p>0.65</text:p>
          </table:table-cell>
          <table:table-cell office:value-type="float" office:value="0.68" calcext:value-type="float">
            <text:p>0.68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536" calcext:value-type="float">
            <text:p>0.536</text:p>
          </table:table-cell>
          <table:table-cell office:value-type="float" office:value="0.665" calcext:value-type="float">
            <text:p>0.665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/>
          <table:table-cell office:value-type="float" office:value="0.55" calcext:value-type="float">
            <text:p>0.55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/>
          <table:table-cell office:value-type="float" office:value="0.43" calcext:value-type="float">
            <text:p>0.43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/>
          <table:table-cell office:value-type="float" office:value="0.35" calcext:value-type="float">
            <text:p>0.35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185" calcext:value-type="float">
            <text:p>0.185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float" office:value="50000" calcext:value-type="float">
            <text:p>5000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6" calcext:value-type="float">
            <text:p>0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11:25:58.741619000</meta:creation-date>
    <dc:date>2015-02-09T16:44:09.637787000</dc:date>
    <meta:editing-duration>PT2H5M52S</meta:editing-duration>
    <meta:editing-cycles>5</meta:editing-cycles>
    <meta:generator>LibreOffice/4.3.5.2$MacOSX_X86_64 LibreOffice_project/3a87456aaa6a95c63eea1c1b3201acedf0751bd5</meta:generator>
    <meta:document-statistic meta:table-count="1" meta:cell-count="10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:Sheet1.B15" chart:data-source-has-labels="row" svg:x="1.301cm" svg:y="0.18cm" svg:width="14.379cm" svg:height="7.689cm">
          <chartooo:coordinate-region svg:x="2.053cm" svg:y="0.362cm" svg:width="12.835cm" svg:height="6.897cm"/>
          <chart:axis chart:dimension="x" chart:name="primary-x" chart:style-name="ch3">
            <chart:title svg:x="7.683cm" svg:y="8.049cm" chart:style-name="ch4">
              <text:p>Frequency</text:p>
            </chart:title>
          </chart:axis>
          <chart:axis chart:dimension="y" chart:name="primary-y" chart:style-name="ch5">
            <chart:title svg:x="0.451cm" svg:y="4.671cm" chart:style-name="ch6">
              <text:p>Vin/Vout</text:p>
            </chart:title>
            <chart:grid chart:style-name="ch7" chart:class="major"/>
          </chart:axis>
          <chart:series chart:style-name="ch8" chart:values-cell-range-address="Sheet1.B2:Sheet1.B15" chart:label-cell-address="Sheet1.B1:Sheet1.B1" chart:class="chart:scatter">
            <chart:domain table:cell-range-address="Sheet1.A2:Sheet1.A15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ut/Vi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15</svg:desc>
                </draw:g>
              </table:table-cell>
              <table:table-cell office:value-type="float" office:value="0.038">
                <text:p>0.038</text:p>
                <draw:g>
                  <svg:desc>Sheet1.B2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">
                <text:p>100000</text:p>
              </table:table-cell>
              <table:table-cell office:value-type="float" office:value="0.944">
                <text:p>0.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">
                <text:p>200000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0">
                <text:p>500000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0">
                <text:p>2000000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000">
                <text:p>50000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00">
                <text:p>10000000</text:p>
              </table:table-cell>
              <table:table-cell office:value-type="float" office:value="0.068">
                <text:p>0.0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39:Sheet1.B57" chart:data-source-has-labels="row" svg:x="1.301cm" svg:y="0.18cm" svg:width="14.379cm" svg:height="7.689cm">
          <chartooo:coordinate-region svg:x="2.052cm" svg:y="0.361cm" svg:width="12.936cm" svg:height="6.898cm"/>
          <chart:axis chart:dimension="x" chart:name="primary-x" chart:style-name="ch3">
            <chart:title svg:x="7.683cm" svg:y="8.049cm" chart:style-name="ch4">
              <text:p>Frequency</text:p>
            </chart:title>
          </chart:axis>
          <chart:axis chart:dimension="y" chart:name="primary-y" chart:style-name="ch5">
            <chart:title svg:x="0.451cm" svg:y="4.671cm" chart:style-name="ch6">
              <text:p>Vout/Vin</text:p>
            </chart:title>
            <chart:grid chart:style-name="ch7" chart:class="major"/>
          </chart:axis>
          <chart:series chart:style-name="ch8" chart:values-cell-range-address="Sheet1.B40:Sheet1.B57" chart:label-cell-address="Sheet1.B39:Sheet1.B39" chart:class="chart:scatter">
            <chart:domain table:cell-range-address="Sheet1.A40:Sheet1.A57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ut/Vin</text:p>
                <draw:g>
                  <svg:desc>Sheet1.B39:Sheet1.B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40:Sheet1.A57</svg:desc>
                </draw:g>
              </table:table-cell>
              <table:table-cell office:value-type="float" office:value="NaN">
                <text:p>NaN</text:p>
                <draw:g>
                  <svg:desc>Sheet1.B40:Sheet1.B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0">
                <text:p>20000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0">
                <text:p>5000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0">
                <text:p>100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16cm" svg:y="3.989cm" style:legend-expansion="high" chart:style-name="ch2"/>
        <chart:plot-area chart:style-name="ch3" table:cell-range-address="Sheet1.A62:Sheet1.C76" chart:data-source-has-labels="row" svg:x="1.301cm" svg:y="0.18cm" svg:width="11.895cm" svg:height="7.689cm">
          <chartooo:coordinate-region svg:x="2.052cm" svg:y="0.361cm" svg:width="10.452cm" svg:height="6.898cm"/>
          <chart:axis chart:dimension="x" chart:name="primary-x" chart:style-name="ch4">
            <chart:title svg:x="6.091cm" svg:y="8.049cm" chart:style-name="ch5">
              <text:p>Frequency (Hz)</text:p>
            </chart:title>
          </chart:axis>
          <chart:axis chart:dimension="y" chart:name="primary-y" chart:style-name="ch6">
            <chart:title svg:x="0.451cm" svg:y="4.671cm" chart:style-name="ch7">
              <text:p>Vout/Vin</text:p>
            </chart:title>
            <chart:grid chart:style-name="ch8" chart:class="major"/>
          </chart:axis>
          <chart:series chart:style-name="ch9" chart:values-cell-range-address="Sheet1.B63:Sheet1.B76" chart:label-cell-address="Sheet1.B62:Sheet1.B62" chart:class="chart:scatter">
            <chart:domain table:cell-range-address="Sheet1.A63:Sheet1.A76"/>
            <chart:data-point chart:repeated="14"/>
          </chart:series>
          <chart:series chart:style-name="ch10" chart:values-cell-range-address="Sheet1.C63:Sheet1.C76" chart:label-cell-address="Sheet1.C62:Sheet1.C62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ne</text:p>
                <draw:g>
                  <svg:desc>Sheet1.B62:Sheet1.B62</svg:desc>
                </draw:g>
              </table:table-cell>
              <table:table-cell office:value-type="string">
                <text:p>Square</text:p>
                <draw:g>
                  <svg:desc>Sheet1.C62:Sheet1.C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63:Sheet1.A76</svg:desc>
                </draw:g>
              </table:table-cell>
              <table:table-cell office:value-type="float" office:value="0.7">
                <text:p>0.7</text:p>
                <draw:g>
                  <svg:desc>Sheet1.B63:Sheet1.B76</svg:desc>
                </draw:g>
              </table:table-cell>
              <table:table-cell office:value-type="float" office:value="0.688">
                <text:p>0.688</text:p>
                <draw:g>
                  <svg:desc>Sheet1.C63:Sheet1.C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7">
                <text:p>0.7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704">
                <text:p>0.704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704">
                <text:p>0.704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65">
                <text:p>0.6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536">
                <text:p>0.536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185">
                <text:p>0.18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1">
                <text:p>0.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0.034">
                <text:p>0.03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0.026">
                <text:p>0.0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0">
                <text:p>1000000</text:p>
              </table:table-cell>
              <table:table-cell office:value-type="float" office:value="0.022">
                <text:p>0.022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